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c5220" officeooo:paragraph-rsid="000c5220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d93da" officeooo:paragraph-rsid="000d93da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d93da" officeooo:paragraph-rsid="000e24c0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01713" officeooo:paragraph-rsid="00101713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de07c" officeooo:paragraph-rsid="001de07c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01713" officeooo:paragraph-rsid="00101713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fo:font-weight="normal" officeooo:rsid="000c5220" officeooo:paragraph-rsid="000c522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d93da" officeooo:paragraph-rsid="000e24c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d93da" officeooo:paragraph-rsid="000d93d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01713" officeooo:paragraph-rsid="0010171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3755" officeooo:paragraph-rsid="0010171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de07c" officeooo:paragraph-rsid="001de07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ea0ee" officeooo:paragraph-rsid="001de07c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e24c0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0171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aad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933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93755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af4d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c317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ea0e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6791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/text:p>
      <text:p text:style-name="P1"><text:tab/><text:span text:style-name="T1"><text:tab/>date <text:s/>- <text:s/></text:span><text:span text:style-name="T7">Get current</text:span><text:span text:style-name="T1"> UTC date and time</text:span></text:p>
      <text:p text:style-name="P7"/>
      <text:p text:style-name="P2">SYNOPSIS</text:p>
      <text:p text:style-name="P2"><text:tab/><text:tab/><text:span text:style-name="T1">#include &lt;user.h&gt;</text:span></text:p>
      <text:p text:style-name="P3"><text:span text:style-name="T1"><text:tab/><text:tab/>#include &lt;</text:span><text:span text:style-name="T2">date</text:span><text:span text:style-name="T1">.h&gt;</text:span></text:p>
      <text:p text:style-name="P8"/>
      <text:p text:style-name="P2"><text:span text:style-name="T1"><text:tab/><text:tab/>int date(struct rtcdate *</text:span><text:span text:style-name="T3">r</text:span><text:span text:style-name="T1">);</text:span></text:p>
      <text:p text:style-name="P9"/>
      <text:p text:style-name="P4">DESCRIPTION</text:p>
      <text:p text:style-name="P4"><text:tab/><text:tab/><text:span text:style-name="T1">date() gets the </text:span><text:span text:style-name="T4">current UTC time using the CMOS </text:span><text:span text:style-name="T5">memory</text:span><text:span text:style-name="T4"> on the machine.</text:span></text:p>
      <text:p text:style-name="P10"/>
      <text:p text:style-name="P6">RETURN VALUE</text:p>
      <text:p text:style-name="P6"><text:tab/><text:tab/><text:span text:style-name="T1">On success, integer </text:span><text:span text:style-name="T10">0</text:span><text:span text:style-name="T1"> is returned and the members of struct rtcdate’s pointer </text:span><text:span text:style-name="T8">(r here)</text:span><text:span text:style-name="T1"> is filled with current UTC date &amp; time. <text:s/></text:span></text:p>
      <text:p text:style-name="P6"><text:span text:style-name="T1"><text:tab/><text:tab/></text:span><text:span text:style-name="T6">On error, -1 is returned.</text:span></text:p>
      <text:p text:style-name="P11"/>
      <text:p text:style-name="P5">Errors</text:p>
      <text:p text:style-name="P5"><text:tab/><text:tab/><text:span text:style-name="T1">Errors may occur due to following reasons: </text:span></text:p>
      <text:p text:style-name="P12"><text:tab/><text:tab/><text:tab/>1. Passing invalid type argument to date.</text:p>
      <text:p text:style-name="P12"><text:tab/><text:tab/><text:tab/>2. Passing wrong number of arguments to date.</text:p>
      <text:p text:style-name="P5"><text:span text:style-name="T1"><text:tab/><text:tab/><text:tab/>3. </text:span><text:span text:style-name="T9">Passing NULL pointer to date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9:51:12.680190156</meta:creation-date>
    <meta:generator>LibreOffice/6.0.7.3$Linux_X86_64 LibreOffice_project/00m0$Build-3</meta:generator>
    <dc:date>2019-10-03T21:00:27.014821108</dc:date>
    <meta:editing-duration>PT24M39S</meta:editing-duration>
    <meta:editing-cycles>16</meta:editing-cycles>
    <meta:document-statistic meta:table-count="0" meta:image-count="0" meta:object-count="0" meta:page-count="1" meta:paragraph-count="16" meta:word-count="91" meta:character-count="550" meta:non-whitespace-character-count="444"/>
  </office:meta>
</office:document-meta>
</file>